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BuilderContentHandler.DOMBuilderContentHandler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ContentHandler.endElement( String ns , String localNam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BuilderContentHandler.startElement( String ns , String localName , String name ,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Builder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